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20000027BD7AEBB19.png" manifest:media-type="image/png"/>
  <manifest:file-entry manifest:full-path="Pictures/10000201000002220000026C9DE0CFE7.png" manifest:media-type="image/png"/>
  <manifest:file-entry manifest:full-path="Pictures/1000020100000239000002754CCDFDE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058cm" svg:height="17.752cm" svg:x="6.04cm" svg:y="1.044cm">
          <draw:image xlink:href="Pictures/1000020100000239000002754CCDFD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5.409cm" svg:height="17.498cm" svg:x="7.569cm" svg:y="2.355cm">
          <draw:image xlink:href="Pictures/10000201000002220000026C9DE0CF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8.57cm" svg:height="17.921cm" svg:x="5.588cm" svg:y="1.129cm">
          <draw:image xlink:href="Pictures/10000201000002920000027BD7AEBB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5T18:52:35.640913842</meta:creation-date>
    <dc:date>2015-02-15T18:54:05.224048474</dc:date>
    <meta:editing-duration>PT1M30S</meta:editing-duration>
    <meta:editing-cycles>1</meta:editing-cycles>
    <meta:document-statistic meta:object-count="30"/>
    <meta:generator>LibreOffice/4.3.3.2$Linux_X86_64 LibreOffice_project/430m0$Build-2</meta:generator>
  </office:meta>
</office:document-meta>
</file>